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a1" style:family="table">
      <style:table-properties style:width="17.672cm" fo:margin-left="-0.335cm" fo:margin-right="-0.339cm" table:align="margins" style:writing-mode="lr-tb"/>
    </style:style>
    <style:style style:name="Tabella1.A" style:family="table-column">
      <style:table-column-properties style:column-width="2.54cm" style:rel-column-width="9418*"/>
    </style:style>
    <style:style style:name="Tabella1.B" style:family="table-column">
      <style:table-column-properties style:column-width="1.778cm" style:rel-column-width="6592*"/>
    </style:style>
    <style:style style:name="Tabella1.C" style:family="table-column">
      <style:table-column-properties style:column-width="2.985cm" style:rel-column-width="11066*"/>
    </style:style>
    <style:style style:name="Tabella1.D" style:family="table-column">
      <style:table-column-properties style:column-width="10.372cm" style:rel-column-width="38459*"/>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Header">
      <style:paragraph-properties fo:text-align="center" style:justify-single-word="false"/>
      <style:text-properties fo:language="it" fo:country="IT"/>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center" style:justify-single-word="false"/>
      <style:text-properties style:font-name="Arial" fo:font-style="italic" style:font-style-asian="italic" style:font-style-complex="italic"/>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weight="bold" style:font-weight-asian="bold" style:font-weight-complex="bold"/>
    </style:style>
    <style:style style:name="P8" style:family="paragraph" style:parent-style-name="Standard">
      <style:paragraph-properties fo:text-align="center" style:justify-single-word="false" style:snap-to-layout-grid="false"/>
      <style:text-properties style:font-name="Arial" fo:font-weight="bold" style:font-weight-asian="bold" style:font-weight-complex="bold"/>
    </style:style>
    <style:style style:name="P9" style:family="paragraph" style:parent-style-name="Standard">
      <style:paragraph-properties fo:text-align="center" style:justify-single-word="false" style:snap-to-layout-grid="false"/>
      <style:text-properties style:font-name="Arial"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fo:font-weight="normal" style:font-weight-asian="normal" style:font-weight-complex="norm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fo:text-align="justify" style:justify-single-word="false"/>
      <style:text-properties style:font-name="Arial" fo:font-size="14pt" fo:language="it" fo:country="IT" style:text-underline-style="solid" style:text-underline-width="auto" style:text-underline-color="font-color" fo:font-weight="bold" style:font-size-asian="14pt" style:font-weight-asian="bold" style:font-weight-complex="bold"/>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style:font-name="Arial" fo:language="it" fo:country="IT" style:text-underline-style="none"/>
    </style:style>
    <style:style style:name="P17" style:family="paragraph" style:parent-style-name="Standard">
      <style:paragraph-properties fo:text-align="justify" style:justify-single-word="false"/>
      <style:text-properties style:font-name="Arial" fo:language="it" fo:country="IT" style:text-underline-style="none" fo:font-weight="bold" style:font-weight-asian="bold" style:font-weight-complex="bold"/>
    </style:style>
    <style:style style:name="P18" style:family="paragraph" style:parent-style-name="Standard">
      <style:paragraph-properties fo:text-align="justify" style:justify-single-word="false"/>
      <style:text-properties style:font-name="Arial" fo:language="it" fo:country="IT" style:text-underline-style="none" fo:font-weight="normal" style:font-weight-asian="normal" style:font-weight-complex="normal"/>
    </style:style>
    <style:style style:name="P19" style:family="paragraph" style:parent-style-name="Standard">
      <style:paragraph-properties fo:margin-left="1.305cm" fo:margin-right="0cm" fo:text-indent="0cm" style:auto-text-indent="false"/>
      <style:text-properties style:font-name="Arial"/>
    </style:style>
    <style:style style:name="P20" style:family="paragraph" style:parent-style-name="Standard">
      <style:paragraph-properties fo:text-align="justify" style:justify-single-word="false" fo:break-before="page"/>
      <style:text-properties style:font-name="Arial"/>
    </style:style>
    <style:style style:name="P21" style:family="paragraph" style:parent-style-name="Standard">
      <style:paragraph-properties fo:text-align="justify" style:justify-single-word="false" fo:break-before="page"/>
      <style:text-properties style:font-name="Arial" fo:font-size="13pt" fo:font-weight="bold" style:font-size-asian="13pt" style:font-weight-asian="bold" style:font-size-complex="13pt" style:font-weight-complex="bold"/>
    </style:style>
    <style:style style:name="P22" style:family="paragraph" style:parent-style-name="Standard">
      <style:paragraph-properties fo:text-align="justify" style:justify-single-word="false" fo:break-before="pag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margin-left="0.318cm" fo:margin-right="0cm" fo:text-indent="0cm" style:auto-text-indent="false"/>
      <style:text-properties style:font-name="Arial"/>
    </style:style>
    <style:style style:name="P24" style:family="paragraph" style:parent-style-name="Standard">
      <style:paragraph-properties fo:margin-left="0.318cm" fo:margin-right="0cm" fo:text-indent="0cm" style:auto-text-indent="false"/>
      <style:text-properties style:font-name="Arial" fo:font-weight="bold" style:font-weight-asian="bold" style:font-weight-complex="bold"/>
    </style:style>
    <style:style style:name="P25" style:family="paragraph" style:parent-style-name="Standard">
      <style:paragraph-properties fo:margin-left="0.318cm" fo:margin-right="0cm" fo:text-indent="0cm" style:auto-text-indent="false" style:snap-to-layout-grid="false"/>
      <style:text-properties style:font-name="Arial" fo:font-weight="bold" style:font-weight-asian="bold" style:font-weight-complex="bold"/>
    </style:style>
    <style:style style:name="P26" style:family="paragraph" style:parent-style-name="Standard">
      <style:paragraph-properties fo:margin-left="0.318cm" fo:margin-right="0cm" fo:text-indent="0cm" style:auto-text-indent="false"/>
      <style:text-properties style:font-name="Arial"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0.318cm" fo:margin-right="0cm" fo:text-indent="0cm" style:auto-text-indent="false" style:snap-to-layout-grid="false"/>
      <style:text-properties style:font-name="Arial"/>
    </style:style>
    <style:style style:name="P28" style:family="paragraph" style:parent-style-name="Standard">
      <style:paragraph-properties fo:margin-left="0.318cm" fo:margin-right="0cm" fo:text-indent="0cm" style:auto-text-indent="false"/>
      <style:text-properties style:font-name="Arial" style:text-underline-style="none"/>
    </style:style>
    <style:style style:name="P29" style:family="paragraph" style:parent-style-name="Standard">
      <style:paragraph-properties fo:margin-left="0cm" fo:margin-right="0cm" fo:text-indent="0cm" style:auto-text-indent="false"/>
      <style:text-properties style:font-name="Arial"/>
    </style:style>
    <style:style style:name="P30" style:family="paragraph" style:parent-style-name="Standard">
      <style:paragraph-properties fo:margin-left="0.644cm" fo:margin-right="0cm" fo:text-indent="0cm" style:auto-text-indent="false"/>
      <style:text-properties style:font-name="Arial"/>
    </style:style>
    <style:style style:name="P31" style:family="paragraph" style:parent-style-name="Standard">
      <style:paragraph-properties fo:margin-left="0.644cm" fo:margin-right="0cm" fo:text-indent="0cm" style:auto-text-indent="false" style:snap-to-layout-grid="false"/>
      <style:text-properties style:font-name="Arial"/>
    </style:style>
    <style:style style:name="P32" style:family="paragraph" style:parent-style-name="Standard">
      <style:paragraph-properties fo:margin-left="3.634cm" fo:margin-right="0cm" fo:text-indent="0cm" style:auto-text-indent="false" style:snap-to-layout-grid="false"/>
      <style:text-properties style:font-name="Arial"/>
    </style:style>
    <style:style style:name="P33" style:family="paragraph" style:parent-style-name="Standard">
      <style:paragraph-properties fo:margin-left="1.332cm" fo:margin-right="0cm" fo:text-indent="0cm" style:auto-text-indent="false"/>
      <style:text-properties style:font-name="Arial"/>
    </style:style>
    <style:style style:name="P34" style:family="paragraph" style:parent-style-name="Standard">
      <style:paragraph-properties fo:margin-left="1.332cm" fo:margin-right="0cm" fo:text-indent="0cm" style:auto-text-indent="false" style:snap-to-layout-grid="false"/>
      <style:text-properties style:font-name="Arial"/>
    </style:style>
    <style:style style:name="P35" style:family="paragraph" style:parent-style-name="Contents_20_1">
      <style:text-properties style:font-name="Arial"/>
    </style:style>
    <style:style style:name="P36" style:family="paragraph" style:parent-style-name="Standard" style:master-page-name="First_20_Page">
      <style:paragraph-properties fo:text-align="center" style:justify-single-word="false" style:page-number="auto"/>
      <style:text-properties style:font-name="Arial" fo:font-style="italic" style:text-underline-style="solid" style:text-underline-width="auto" style:text-underline-color="font-color" style:font-style-asian="italic" style:font-style-complex="italic"/>
    </style:style>
    <style:style style:name="P37" style:family="paragraph" style:parent-style-name="Standard" style:list-style-name="L1">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paragraph-properties fo:text-align="justify" style:justify-single-word="false"/>
      <style:text-properties style:font-name="Arial"/>
    </style:style>
    <style:style style:name="P40" style:family="paragraph" style:parent-style-name="Standard" style:list-style-name="L3">
      <style:paragraph-properties fo:text-align="justify" style:justify-single-word="false"/>
      <style:text-properties style:font-name="Arial"/>
    </style:style>
    <style:style style:name="P41" style:family="paragraph" style:parent-style-name="Standard" style:list-style-name="L4">
      <style:paragraph-properties fo:text-align="justify" style:justify-single-word="false"/>
      <style:text-properties style:font-name="Arial"/>
    </style:style>
    <style:style style:name="P42" style:family="paragraph" style:parent-style-name="Standard" style:list-style-name="L5">
      <style:paragraph-properties fo:text-align="justify" style:justify-single-word="false"/>
      <style:text-properties style:font-name="Arial"/>
    </style:style>
    <style:style style:name="P43"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44" style:family="paragraph" style:parent-style-name="Standard">
      <style:paragraph-properties fo:text-align="justify" style:justify-single-word="false"/>
      <style:text-properties style:font-name="Arial" fo:language="it" fo:country="IT"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stituto Tecnico Tecnologico Statale "Fedi-Fermi" - Pistoia</text:p>
      <text:p text:style-name="P4">LABORATORIO DI STATISTICA</text:p>
      <text:p text:style-name="P5">a.s. 2013/2014</text:p>
      <text:p text:style-name="P6"><text:s/></text:p>
      <text:p text:style-name="P6"/>
      <text:p text:style-name="P6"/>
      <text:p text:style-name="P6"/>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5"/>
            <text:p text:style-name="P24"/>
            <text:p text:style-name="P23"><text:span text:style-name="T1">Gruppo</text:span> <text:s/>5IA</text:p>
            <text:p text:style-name="P23"><text:span text:style-name="T2"><text:s text:c="75"/></text:span><text:s text:c="71"/></text:p>
            <text:p text:style-name="P23"><text:s/><text:span text:style-name="T1">Nomi dei componenti del gruppo</text:span> <text:s text:c="2"/>Picciau Sebastiano - Savi Alessio </text:p>
            <text:p text:style-name="P23"><text:s text:c="145"/></text:p>
            <text:p text:style-name="P23"><text:s/><text:span text:style-name="T1">Titolo Esercitazione</text:span> <text:s text:c="2"/>Calcolo delle radici</text:p>
            <text:p text:style-name="P23"><text:span text:style-name="T2"><text:s text:c="2"/></text:span><text:span text:style-name="T1"><text:s text:c="66"/></text:span></text:p>
            <text:p text:style-name="P23"><text:span text:style-name="T1"><text:s/>Data Inizio</text:span> <text:s text:c="3"/>**<text:span text:style-name="T2">/*/**** </text:span></text:p>
            <text:p text:style-name="P26"/>
          </table:table-cell>
          <table:covered-table-cell/>
          <table:covered-table-cell/>
          <table:covered-table-cell/>
        </table:table-row>
        <table:table-row table:style-name="Tabella1.2">
          <table:table-cell table:style-name="Tabella1.A2" office:value-type="string">
            <text:p text:style-name="P9"/>
            <text:p text:style-name="P24"><text:s text:c="3"/>Data</text:p>
          </table:table-cell>
          <table:table-cell table:style-name="Tabella1.A2" office:value-type="string">
            <text:p text:style-name="P8"/>
            <text:p text:style-name="P7">Ore</text:p>
          </table:table-cell>
          <table:table-cell table:style-name="Tabella1.A2" office:value-type="string">
            <text:p text:style-name="P8"/>
            <text:p text:style-name="P6"><text:s text:c="7"/>Luogo</text:p>
            <text:p text:style-name="P6"/>
          </table:table-cell>
          <table:table-cell table:style-name="Tabella1.A1" office:value-type="string">
            <text:p text:style-name="P9"/>
            <text:p text:style-name="P6"><text:s text:c="12"/>Nomi dei componenti del gruppo</text:p>
          </table:table-cell>
        </table:table-row>
        <table:table-row table:style-name="Tabella1.3">
          <table:table-cell table:style-name="Tabella1.A2" office:value-type="string">
            <text:p text:style-name="P27"><text:s text:c="2"/></text:p>
            <text:p text:style-name="P29"><text:s/>24/10/2013</text:p>
            <text:p text:style-name="P29"><text:s/>27/10/2013</text:p>
            <text:p text:style-name="P29"><text:s/>31/10/2013</text:p>
            <text:p text:style-name="P29"><text:s/>2/10/2013</text:p>
            <text:p text:style-name="P29"><text:s/>7 /11/2013</text:p>
            <text:p text:style-name="P29"><text:s/>14/11/2013</text:p>
          </table:table-cell>
          <table:table-cell table:style-name="Tabella1.A2" office:value-type="string">
            <text:p text:style-name="P31"/>
            <text:p text:style-name="P30">2</text:p>
            <text:p text:style-name="P30">2</text:p>
            <text:p text:style-name="P30">2</text:p>
            <text:p text:style-name="P30">2</text:p>
            <text:p text:style-name="P30">2</text:p>
            <text:p text:style-name="P30">2</text:p>
          </table:table-cell>
          <table:table-cell table:style-name="Tabella1.A2" office:value-type="string">
            <text:p text:style-name="P32"/>
            <text:p text:style-name="P35"><text:s text:c="5"/>Laboratorio</text:p>
            <text:p text:style-name="P3"><text:s text:c="5"/>Casa</text:p>
            <text:p text:style-name="P3"><text:s text:c="5"/>Laboratorio</text:p>
            <text:p text:style-name="P3"><text:s text:c="5"/>Casa</text:p>
            <text:p text:style-name="P3"><text:s text:c="5"/>Laboratorio</text:p>
            <text:p text:style-name="P3"><text:s text:c="5"/>Laboratorio</text:p>
          </table:table-cell>
          <table:table-cell table:style-name="Tabella1.A1" office:value-type="string">
            <text:p text:style-name="P34"/>
            <text:p text:style-name="P33">Picciau Sebastiano - Savi Alessio</text:p>
            <text:p text:style-name="P19">Picciau Sebastiano</text:p>
            <text:p text:style-name="P29"><text:s text:c="12"/>Picciau Sebastiano - Savi Alessio</text:p>
            <text:p text:style-name="P6"><text:s text:c="10"/><text:span text:style-name="T4"><text:s text:c="2"/>Picciau Sebastiano - Savi Alessio</text:span></text:p>
            <text:p text:style-name="P10"><text:s text:c="12"/>Picciau Sebastiano - Savi Alessio</text:p>
            <text:p text:style-name="P10"><text:s text:c="12"/>Picciau Sebastiano - Savi Alessio</text:p>
            <text:p text:style-name="P6"/>
          </table:table-cell>
        </table:table-row>
        <table:table-row table:style-name="Tabella1.4">
          <table:table-cell table:style-name="Tabella1.A1" table:number-columns-spanned="4" office:value-type="string">
            <text:p text:style-name="P11"><text:span text:style-name="T2"><text:s text:c="69"/></text:span><text:span text:style-name="T3"><text:s text:c="9"/></text:span><text:span text:style-name="T1"><text:s text:c="63"/></text:span></text:p>
            <text:p text:style-name="P23"><text:span text:style-name="T1"><text:s/>Data Consegna</text:span> <text:s text:c="3"/>5<text:span text:style-name="T2">/10/2013 <text:s text:c="40"/></text:span></text:p>
            <text:p text:style-name="P28"><text:s text:c="74"/></text:p>
          </table:table-cell>
          <table:covered-table-cell/>
          <table:covered-table-cell/>
          <table:covered-table-cell/>
        </table:table-row>
      </table:table>
      <text:p text:style-name="P12"/>
      <text:p text:style-name="P20"/>
      <text:p text:style-name="P21"><text:bookmark-start text:name="INDICE"/>INDICE<text:bookmark-end text:name="INDICE"/></text:p>
      <text:list xml:id="list6019227567311648533" text:style-name="L1">
        <text:list-item>
          <text:p text:style-name="P37"><text:a xlink:type="simple" xlink:href="#CENNI TEORICI"><text:span text:style-name="T5">CENNI TEORICI</text:span></text:a><text:span text:style-name="T5"> 2</text:span></text:p>
        </text:list-item>
      </text:list>
      <text:list xml:id="list5952353456979603095" text:style-name="L2">
        <text:list-item>
          <text:p text:style-name="P38"><text:a xlink:type="simple" xlink:href="#ANALISI DEL PROBLEMA E VINCOLI IMPOSTI DAL TESTO"><text:span text:style-name="T5">ANALISI DEL PROBLEMA E VINCOLI IMPOSTI DAL TESTO</text:span></text:a><text:span text:style-name="T5"> 2</text:span></text:p>
        </text:list-item>
        <text:list-item>
          <text:p text:style-name="P38"><text:a xlink:type="simple" xlink:href="#FUNZIONI DEL PROGRAMMA"><text:span text:style-name="T5">FUNZIONI DEL PROGRAMMA</text:span></text:a><text:span text:style-name="T5"> 2</text:span></text:p>
        </text:list-item>
        <text:list-item>
          <text:p text:style-name="P38"><text:a xlink:type="simple" xlink:href="#STRUTTURE DATI UTILIZZATE E STRUTTURA DEL PROGRAMMA"><text:span text:style-name="T5">STRUTTURE DATI UTILIZZATE E STRUTTURA DEL PROGRAMMA</text:span></text:a><text:span text:style-name="T5"> 2</text:span></text:p>
        </text:list-item>
        <text:list-item>
          <text:p text:style-name="P38"><text:a xlink:type="simple" xlink:href="#MANUALE PER L'UTENTE"><text:span text:style-name="T5">MANUALE PER L'UTENTE</text:span></text:a><text:span text:style-name="T5"> 3</text:span></text:p>
        </text:list-item>
        <text:list-item>
          <text:p text:style-name="P38"><text:a xlink:type="simple" xlink:href="#TEST DATA SET"><text:span text:style-name="T5">TEST DATA SET</text:span></text:a><text:span text:style-name="T5"> 4</text:span></text:p>
        </text:list-item>
      </text:list>
      <text:p text:style-name="P22">CENNI TEORICI</text:p>
      <text:p text:style-name="P14"/>
      <text:p text:style-name="P13"/>
      <text:p text:style-name="P13">E’ la più importante distribuzione statistica continua e trova numerose applicazioni nello studio dei fenomeni biologici. Fu proposta da Gauss (1809) nell'ambito della teoria degli errori, ed è stata attribuita anche a Laplace (1812), che ne definì le propri età principali in anticipo rispetto alla trattazione più completa fatta da Gauss. Il nome “normale” deriva dalla convinzione che molti fenomeni fisico-biologici si distribuiscono con frequenze più elevate nei valori centrali e con frequenze progressivamente minori verso gli estremi della variabile. E’ detta anche CURVA DEGLI ERRORI ACCIDENTALI in quanto, soprattutto nelle discipline fisiche, la distribuzione degli errori commessi nel misurare ripetutamente una stessa grandezza, è molto bene approssimata da questa curva. </text:p>
      <text:p text:style-name="P13"/>
      <text:p text:style-name="P13"><text:s/>La Distribuzione Normale (Curva di Gauss)</text:p>
      <text:p text:style-name="P13">5</text:p>
      <text:p text:style-name="P13">Quando le distribuzioni di frequenza prima risultano crescenti,</text:p>
      <text:p text:style-name="P13">raggiungono un massimo e poi cominciano a decrescere fino ad</text:p>
      <text:p text:style-name="P13">arrivare allo zero, si può parlare di</text:p>
      <text:p text:style-name="P13">variabili che tendono a distribuirsi</text:p>
      <text:p text:style-name="P13">“normalmente”, ossia che seguono un andamento secondo la curva di</text:p>
      <text:p text:style-name="P13">Gauss la cui espressione analitica è del tipo:</text:p>
      <text:p text:style-name="P13"/>
      <text:p text:style-name="P13">la Y dipende solamente da due parametri:μ e σ.</text:p>
      <text:p text:style-name="P13"/>
      <text:p text:style-name="P13"/>
      <text:p text:style-name="P13">CARATTERISTICHE DELLA DISTRIBUZIONE NORMALE</text:p>
      <text:p text:style-name="P13"/>
      <text:list xml:id="list6190741879647173350" text:style-name="L3">
        <text:list-item>
          <text:p text:style-name="P40">è simmetrica rispetto al valore medio ( μ );</text:p>
        </text:list-item>
        <text:list-item>
          <text:p text:style-name="P40">il valore di x = μ (media aritmetica) coincide anche con la moda e la mediana della distribuzione</text:p>
        </text:list-item>
        <text:list-item>
          <text:p text:style-name="P40">è asintotica all'asse delle x da entrambi i lati</text:p>
        </text:list-item>
        <text:list-item>
          <text:p text:style-name="P40">è crescente per x&lt;μ</text:p>
        </text:list-item>
        <text:list-item>
          <text:p text:style-name="P40">e decrescente per x&gt;μ</text:p>
        </text:list-item>
        <text:list-item>
          <text:p text:style-name="P40">possiede due punti di flesso per x = μ±σ</text:p>
        </text:list-item>
        <text:list-item>
          <text:p text:style-name="P40">l’area sotto la curva è = 1 (essendo = 1 la probabilità del verificarsi di un valore di x compreso tra - ∞ e + ∞) </text:p>
        </text:list-item>
      </text:list>
      <text:p text:style-name="P13"/>
      <text:p text:style-name="P13"/>
      <text:p text:style-name="P13"/>
      <text:p text:style-name="P13"/>
      <text:p text:style-name="P13"/>
      <text:p text:style-name="P14"><text:bookmark-start text:name="ANALISI DEL PROBLEMA E VINCOLI IMPOSTI DAL TESTO"/>ANALISI DEL PROBLEMA E VINCOLI IMPOSTI DAL TESTO<text:bookmark-end text:name="ANALISI DEL PROBLEMA E VINCOLI IMPOSTI DAL TESTO"/></text:p>
      <text:p text:style-name="P14"/>
      <text:p text:style-name="P13">Creare un programma che calcoli le radici.</text:p>
      <text:p text:style-name="P15"/>
      <text:p text:style-name="P15"><text:bookmark-start text:name="FUNZIONI DEL PROGRAMMA"/>FUNZIONI DEL PROGRAMMA<text:bookmark-end text:name="FUNZIONI DEL PROGRAMMA"/></text:p>
      <text:p text:style-name="P13"><text:soft-page-break/>Il nostro programma soddisfa le richieste imposte. </text:p>
      <text:p text:style-name="P15"><text:bookmark-start text:name="STRUTTURE DATI UTILIZZATE E STRUTTURA DEL PROGRAMMA"/>STRUTTURE DATI UTILIZZATE E STRUTTURA DEL PROGRAMMA<text:bookmark-end text:name="STRUTTURE DATI UTILIZZATE E STRUTTURA DEL PROGRAMMA"/></text:p>
      <text:p text:style-name="P15"/>
      <text:p text:style-name="P15">Descrivo solo la classe “Grafico.java” in quanto è la sola ad occuparsi dei calcoli, il resto del codice è programmazione GUI non inerente al calcolo delle radici.</text:p>
      <text:p text:style-name="P13"/>
      <text:p text:style-name="P13">Classe Grafico:</text:p>
      <text:list xml:id="list6388726114847665069" text:style-name="L4">
        <text:list-item>
          <text:p text:style-name="P41"><text:s text:c="4"/>boolean init;</text:p>
        </text:list-item>
        <text:list-item>
          <text:p text:style-name="P41"><text:s text:c="4"/>boolean disRadici=false;</text:p>
        </text:list-item>
        <text:list-item>
          <text:p text:style-name="P41"><text:s text:c="4"/>int funz = 0;</text:p>
        </text:list-item>
        <text:list-item>
          <text:p text:style-name="P41"><text:s text:c="4"/>double sx, dx;</text:p>
        </text:list-item>
        <text:list-item>
          <text:p text:style-name="P41"><text:s text:c="4"/>double passo;</text:p>
        </text:list-item>
        <text:list-item>
          <text:p text:style-name="P41"><text:s text:c="4"/>double approx;</text:p>
        </text:list-item>
        <text:list-item>
          <text:p text:style-name="P41"><text:s text:c="4"/>double unitax;</text:p>
        </text:list-item>
        <text:list-item>
          <text:p text:style-name="P41"><text:s text:c="4"/>double unitay;</text:p>
        </text:list-item>
        <text:list-item>
          <text:p text:style-name="P41"><text:s text:c="4"/>double asse;</text:p>
        </text:list-item>
        <text:list-item>
          <text:p text:style-name="P41"><text:s text:c="4"/>int gradoPol;</text:p>
        </text:list-item>
        <text:list-item>
          <text:p text:style-name="P41"><text:s text:c="4"/>ArrayList&lt;Double&gt; vettPol;</text:p>
        </text:list-item>
        <text:list-item>
          <text:p text:style-name="P41"><text:s text:c="4"/>double nradici;</text:p>
        </text:list-item>
        <text:list-item>
          <text:p text:style-name="P41"><text:s text:c="4"/>ArrayList&lt;Double&gt; vettRadici;</text:p>
          <text:p text:style-name="P41"/>
        </text:list-item>
      </text:list>
      <text:p text:style-name="P13">Metodi</text:p>
      <text:p text:style-name="P13"/>
      <text:list xml:id="list7053572790389013858" text:style-name="L5">
        <text:list-item>
          <text:p text:style-name="P42">Grafico(): costruttore che imposta la dimensione degli assi e dell'unitày. Inizializza inolte il vettore &lt;ArrayList&gt; dei polinomi <text:s/>e delle radici.</text:p>
        </text:list-item>
        <text:list-item>
          <text:p text:style-name="P42">sinX(): metodo che disegna il seno(x) tramite la drawLine(int,int,int,int). I metodi cosX e polX sono pressochè identici, variano solo nelle condizioni del ciclo for utilizzato per disegnare.</text:p>
        </text:list-item>
        <text:list-item>
          <text:p text:style-name="P42">bisezione(): ************************************</text:p>
        </text:list-item>
        <text:list-item>
          <text:p text:style-name="P42">convertiX(): metodo utilizzato per trasformare il numero della radice da informazione a pixel. Stessa cosa per convertiY().</text:p>
        </text:list-item>
      </text:list>
      <text:p text:style-name="P13"/>
      <text:p text:style-name="P13">Nel programma sono presenti molti metodi setVALORE_DA_MODIFICARE. Sono metodo intuitivi utilizzati per leggibilità del codice.</text:p>
      <text:p text:style-name="P13"/>
      <text:p text:style-name="P13"/>
      <text:p text:style-name="P13"/>
      <text:p text:style-name="P13"/>
      <text:p text:style-name="P13"/>
      <text:p text:style-name="P15"><text:bookmark-start text:name="MANUALE PER L'UTENTE"/>MANUALE PER L'UTENTE<text:bookmark-end text:name="MANUALE PER L'UTENTE"/></text:p>
      <text:p text:style-name="P16">L'interfaccia è molto intuitiva e non vi è bisogno di utleriori informazioni per il corretto uso dell'applicazione.</text:p>
      <text:p text:style-name="P16"/>
      <text:p text:style-name="P16"/>
      <text:p text:style-name="P16"><text:soft-page-break/></text:p>
      <text:p text:style-name="P16"/>
      <text:p text:style-name="P17">Codice sorgente</text:p>
      <text:p text:style-name="P17"/>
      <text:section text:style-name="Sect1" text:name="Sezione1">
        <text:p text:style-name="P18"/>
        <text:p text:style-name="P18">public class Grafico extends JPanel {</text:p>
        <text:p text:style-name="P18"/>
        <text:p text:style-name="P18"><text:s text:c="4"/>boolean init;</text:p>
        <text:p text:style-name="P18"><text:s text:c="4"/>boolean disRadici=false;</text:p>
        <text:p text:style-name="P18"><text:s text:c="4"/>int funz = 0;</text:p>
        <text:p text:style-name="P18"><text:s text:c="4"/>double sx, dx;</text:p>
        <text:p text:style-name="P18"><text:s text:c="4"/>double passo;</text:p>
        <text:p text:style-name="P18"><text:s text:c="4"/>double approx;</text:p>
        <text:p text:style-name="P18"><text:s text:c="4"/>double unitax;</text:p>
        <text:p text:style-name="P18"><text:s text:c="4"/>double unitay;</text:p>
        <text:p text:style-name="P18"><text:s text:c="4"/>double asse;</text:p>
        <text:p text:style-name="P18"><text:s text:c="4"/>int gradoPol;</text:p>
        <text:p text:style-name="P18"><text:s text:c="4"/>ArrayList&lt;Double&gt; vettPol;</text:p>
        <text:p text:style-name="P18"><text:s text:c="4"/>double nradici;</text:p>
        <text:p text:style-name="P18"><text:s text:c="4"/>ArrayList&lt;Double&gt; vettRadici;</text:p>
        <text:p text:style-name="P18"/>
        <text:p text:style-name="P18"><text:s text:c="4"/>public Grafico(int width, int height) {</text:p>
        <text:p text:style-name="P18"><text:s text:c="8"/>setSize(width, height);</text:p>
        <text:p text:style-name="P18"><text:s text:c="8"/>unitay = getHeight() / 2;</text:p>
        <text:p text:style-name="P18"><text:s text:c="8"/>init = true;</text:p>
        <text:p text:style-name="P18"><text:s text:c="8"/>disRadici = false;</text:p>
        <text:p text:style-name="P18"><text:s text:c="8"/>vettRadici = new ArrayList&lt;Double&gt;();</text:p>
        <text:p text:style-name="P18"><text:s text:c="8"/>vettPol = new ArrayList&lt;Double&gt;();</text:p>
        <text:p text:style-name="P18"><text:s text:c="4"/>}</text:p>
        <text:p text:style-name="P18"><text:s text:c="4"/></text:p>
        <text:p text:style-name="P18"><text:s text:c="4"/>public void passaPol(ArrayList&lt;Double&gt; p){</text:p>
        <text:p text:style-name="P18"><text:s text:c="8"/>vettPol=p;</text:p>
        <text:p text:style-name="P18"><text:s text:c="4"/>}</text:p>
        <text:p text:style-name="P18"/>
        <text:p text:style-name="P18"><text:s text:c="4"/>public void setDisRadici(boolean d) {</text:p>
        <text:p text:style-name="P18"><text:s text:c="8"/>disRadici = d;</text:p>
        <text:p text:style-name="P18"><text:s text:c="4"/>}</text:p>
        <text:p text:style-name="P18"/>
        <text:p text:style-name="P18"><text:s text:c="4"/>public void pulisciRadici() {</text:p>
        <text:p text:style-name="P18"><text:s text:c="8"/>vettRadici.clear();</text:p>
        <text:p text:style-name="P18"><text:s text:c="4"/>}</text:p>
        <text:p text:style-name="P18"/>
        <text:p text:style-name="P18"><text:s text:c="4"/>public void setGrado(int g) {</text:p>
        <text:p text:style-name="P18"><text:s text:c="8"/>gradoPol = g;</text:p>
        <text:p text:style-name="P18"><text:s text:c="4"/>}</text:p>
        <text:p text:style-name="P18"/>
        <text:p text:style-name="P18"><text:s text:c="4"/>public void setFunz(int f) {</text:p>
        <text:p text:style-name="P18"><text:s text:c="8"/>/*</text:p>
        <text:p text:style-name="P18"><text:s text:c="9"/>* 0=sin(x)</text:p>
        <text:p text:style-name="P18"><text:s text:c="9"/>* 1=cos(x)</text:p>
        <text:p text:style-name="P18"><text:s text:c="9"/>* 2=polinomio</text:p>
        <text:p text:style-name="P18"><text:s text:c="9"/>*/</text:p>
        <text:p text:style-name="P18"><text:s text:c="8"/>funz = f;</text:p>
        <text:p text:style-name="P18"><text:s text:c="4"/>}</text:p>
        <text:p text:style-name="P18"/>
        <text:p text:style-name="P18"><text:s text:c="4"/>public void setSx(double s) {</text:p>
        <text:p text:style-name="P18"><text:s text:c="8"/>sx = s;</text:p>
        <text:p text:style-name="P18"><text:s text:c="8"/>unitax = (dx - sx) / getWidth();</text:p>
        <text:p text:style-name="P18"><text:s text:c="4"/>}</text:p>
        <text:p text:style-name="P18"/>
        <text:p text:style-name="P18"><text:s text:c="4"/>public void setDx(double d) {</text:p>
        <text:p text:style-name="P18"><text:s text:c="8"/>dx = d;</text:p>
        <text:p text:style-name="P18"><text:s text:c="8"/>unitax = (dx - sx) / getWidth();</text:p>
        <text:p text:style-name="P18"><text:s text:c="4"/>}</text:p>
        <text:p text:style-name="P18"/>
        <text:p text:style-name="P18"><text:s text:c="4"/>public void setPasso(double p) {</text:p>
        <text:p text:style-name="P18"><text:s text:c="8"/>passo = p;</text:p>
        <text:p text:style-name="P18"><text:s text:c="4"/>}</text:p>
        <text:p text:style-name="P18"/>
        <text:p text:style-name="P18"><text:s text:c="4"/>public void setApprox(double a) {</text:p>
        <text:p text:style-name="P18"><text:s text:c="8"/>approx = a;</text:p>
        <text:p text:style-name="P18"><text:s text:c="4"/>}</text:p>
        <text:p text:style-name="P18"/>
        <text:p text:style-name="P18"><text:s text:c="4"/>public void setInit(boolean i) {</text:p>
        <text:p text:style-name="P18"><text:s text:c="8"/>init = i;</text:p>
        <text:p text:style-name="P18"><text:s text:c="4"/>}</text:p>
        <text:p text:style-name="P18"/>
        <text:p text:style-name="P18"><text:s text:c="4"/>@Override</text:p>
        <text:p text:style-name="P18"><text:s text:c="4"/>public void paint(Graphics g) {</text:p>
        <text:p text:style-name="P18"><text:s text:c="8"/>g.setColor(Color.WHITE);</text:p>
        <text:p text:style-name="P18"><text:s text:c="8"/>g.fillRect(0, 0, getWidth(), getHeight());</text:p>
        <text:p text:style-name="P18"><text:s text:c="8"/>g.setColor(Color.BLACK);</text:p>
        <text:p text:style-name="P18"><text:s text:c="8"/>g.drawLine(0, getHeight() / 2, getWidth(), getHeight() / 2);</text:p>
        <text:p text:style-name="P18"><text:s text:c="8"/>if (init) {</text:p>
        <text:p text:style-name="P18"><text:s text:c="12"/>g.drawLine(getWidth() / 2, 0, getWidth() / 2, getHeight());</text:p>
        <text:p text:style-name="P18"><text:soft-page-break/><text:s text:c="8"/>} else {</text:p>
        <text:p text:style-name="P18"><text:s text:c="16"/>if (sx &lt; 0 &amp;&amp; dx &gt; 0) {</text:p>
        <text:p text:style-name="P18"><text:s text:c="20"/></text:p>
        <text:p text:style-name="P18"><text:s text:c="20"/>asse =Math.abs( (sx / (dx - sx)));</text:p>
        <text:p text:style-name="P18"><text:s text:c="20"/>asse*=getWidth();</text:p>
        <text:p text:style-name="P18"><text:s text:c="20"/>g.drawLine((int) asse, 0, (int) asse, getHeight());</text:p>
        <text:p text:style-name="P18"><text:s text:c="16"/>}</text:p>
        <text:p text:style-name="P18"/>
        <text:p text:style-name="P18"><text:s text:c="16"/>switch (funz) {</text:p>
        <text:p text:style-name="P18"><text:s text:c="20"/>case 0:</text:p>
        <text:p text:style-name="P18"><text:s text:c="24"/>sinX(g);</text:p>
        <text:p text:style-name="P18"><text:s text:c="24"/>break;</text:p>
        <text:p text:style-name="P18"><text:s text:c="20"/>case 1:</text:p>
        <text:p text:style-name="P18"><text:s text:c="24"/>cosX(g);</text:p>
        <text:p text:style-name="P18"><text:s text:c="24"/>break;</text:p>
        <text:p text:style-name="P18"><text:s text:c="20"/>case 2:</text:p>
        <text:p text:style-name="P18"><text:s text:c="24"/>polX(g);</text:p>
        <text:p text:style-name="P18"><text:s text:c="24"/>break;</text:p>
        <text:p text:style-name="P18"><text:s text:c="16"/>}</text:p>
        <text:p text:style-name="P18"><text:s text:c="16"/>if (disRadici) {</text:p>
        <text:p text:style-name="P18"><text:s text:c="16"/>bisezione();</text:p>
        <text:p text:style-name="P18"><text:s text:c="16"/>disegnaRadici(g);</text:p>
        <text:p text:style-name="P18"><text:s text:c="16"/>disRadici=false;</text:p>
        <text:p text:style-name="P18"><text:s text:c="16"/>vettRadici.clear();</text:p>
        <text:p text:style-name="P18"><text:s text:c="12"/>}</text:p>
        <text:p text:style-name="P18"><text:s text:c="12"/>}</text:p>
        <text:p text:style-name="P18"><text:s text:c="8"/></text:p>
        <text:p text:style-name="P18"/>
        <text:p text:style-name="P18"><text:s text:c="4"/>}</text:p>
        <text:p text:style-name="P18"/>
        <text:p text:style-name="P18"><text:s text:c="4"/>public void sinX(Graphics g) {</text:p>
        <text:p text:style-name="P18"><text:s text:c="8"/>double prec = Math.sin(sx);</text:p>
        <text:p text:style-name="P18"><text:s text:c="8"/>int aux, aux1;</text:p>
        <text:p text:style-name="P18"><text:s text:c="8"/>g.setColor(Color.BLUE);</text:p>
        <text:p text:style-name="P18"><text:s text:c="8"/>for (double i = sx + passo; i &lt; dx; i += passo) {</text:p>
        <text:p text:style-name="P18"><text:s text:c="12"/>g.drawLine(convertiX(i - passo), convertiY(prec), convertiX(i), convertiY(Math.sin(i)));</text:p>
        <text:p text:style-name="P18"><text:s text:c="12"/>prec = Math.sin(i);</text:p>
        <text:p text:style-name="P18"/>
        <text:p text:style-name="P18"><text:s text:c="8"/>}</text:p>
        <text:p text:style-name="P18"><text:s text:c="4"/>}</text:p>
        <text:p text:style-name="P18"/>
        <text:p text:style-name="P18"><text:s text:c="4"/>public void cosX(Graphics g) {</text:p>
        <text:p text:style-name="P18"><text:s text:c="8"/>double prec = Math.cos(sx);</text:p>
        <text:p text:style-name="P18"><text:s text:c="8"/>int aux, aux1;</text:p>
        <text:p text:style-name="P18"><text:s text:c="8"/>g.setColor(Color.BLUE);</text:p>
        <text:p text:style-name="P18"><text:s text:c="8"/>for (double i = sx + passo; i &lt; dx; i += passo) {</text:p>
        <text:p text:style-name="P18"><text:s text:c="12"/>g.drawLine(convertiX(i - passo), convertiY(prec), convertiX(i), convertiY(Math.cos(i)));</text:p>
        <text:p text:style-name="P18"><text:s text:c="12"/>prec = Math.cos(i);</text:p>
        <text:p text:style-name="P18"/>
        <text:p text:style-name="P18"><text:s text:c="8"/>}</text:p>
        <text:p text:style-name="P18"><text:s text:c="4"/>}</text:p>
        <text:p text:style-name="P18"/>
        <text:p text:style-name="P18"><text:s text:c="4"/>public void polX(Graphics g) {</text:p>
        <text:p text:style-name="P18"><text:s text:c="8"/>double prec = pol(sx);</text:p>
        <text:p text:style-name="P18"><text:s text:c="8"/>int aux, aux1;</text:p>
        <text:p text:style-name="P18"><text:s text:c="8"/>gradoPol=vettPol.size()-1;</text:p>
        <text:p text:style-name="P18"><text:s text:c="8"/>g.setColor(Color.BLUE);</text:p>
        <text:p text:style-name="P18"><text:s text:c="8"/>for (double i = sx + passo; i &lt; dx; i += passo) {</text:p>
        <text:p text:style-name="P18"><text:s text:c="12"/>g.drawLine(convertiX(i - passo), convertiY(prec), convertiX(i), convertiY(pol(i)));</text:p>
        <text:p text:style-name="P18"><text:s text:c="12"/>prec = pol(i);</text:p>
        <text:p text:style-name="P18"/>
        <text:p text:style-name="P18"><text:s text:c="8"/>}</text:p>
        <text:p text:style-name="P18"><text:s text:c="4"/>}</text:p>
        <text:p text:style-name="P18"/>
        <text:p text:style-name="P18"><text:s text:c="4"/>public void disegnaRadici(Graphics g) {</text:p>
        <text:p text:style-name="P18"><text:s text:c="8"/>for (int i = 0; i &lt; vettRadici.size(); i++) {</text:p>
        <text:p text:style-name="P18"><text:s text:c="12"/>g.setColor(Color.RED);</text:p>
        <text:p text:style-name="P18"><text:s text:c="12"/>g.fillOval(convertiX(vettRadici.get(i))-3, (getHeight() / 2)-3, 6, 6);</text:p>
        <text:p text:style-name="P18"><text:s text:c="8"/>}</text:p>
        <text:p text:style-name="P18"><text:s text:c="4"/>}</text:p>
        <text:p text:style-name="P18"/>
        <text:p text:style-name="P18"><text:s text:c="4"/>public double pol(double x) {</text:p>
        <text:p text:style-name="P18"><text:s text:c="8"/>double ris = 0;</text:p>
        <text:p text:style-name="P18"/>
        <text:p text:style-name="P18"><text:s text:c="8"/>for (int i = 0; i &lt;= gradoPol; i++) {</text:p>
        <text:p text:style-name="P18"><text:s text:c="12"/>ris = ris + (Math.pow(x, gradoPol - i) * vettPol.get(i));</text:p>
        <text:p text:style-name="P18"><text:s text:c="8"/>}</text:p>
        <text:p text:style-name="P18"/>
        <text:p text:style-name="P18"><text:s text:c="8"/>return ris;</text:p>
        <text:p text:style-name="P18"><text:s text:c="4"/>}</text:p>
        <text:p text:style-name="P18"><text:soft-page-break/></text:p>
        <text:p text:style-name="P18"><text:s text:c="4"/>public void bisezione(){</text:p>
        <text:p text:style-name="P18"><text:s text:c="8"/></text:p>
        <text:p text:style-name="P18"><text:s text:c="8"/>double ris1=0,ris2=0,x=0,y=0;</text:p>
        <text:p text:style-name="P18"><text:s text:c="9"/>double x2=0,xy=0,extS,extD;</text:p>
        <text:p text:style-name="P18"><text:s text:c="9"/>for(double i=sx;i&lt;dx;i+=passo){</text:p>
        <text:p text:style-name="P18"><text:s text:c="13"/>ris1=0;</text:p>
        <text:p text:style-name="P18"><text:s text:c="17"/>ris2=0;</text:p>
        <text:p text:style-name="P18"><text:s text:c="10"/>switch(funz){</text:p>
        <text:p text:style-name="P18"><text:s text:c="14"/>case 0:</text:p>
        <text:p text:style-name="P18"><text:s text:c="20"/>ris1=(double)Math.sin(i);</text:p>
        <text:p text:style-name="P18"><text:s text:c="20"/>ris2=(double)Math.sin(i+passo);</text:p>
        <text:p text:style-name="P18"><text:s text:c="18"/>break;</text:p>
        <text:p text:style-name="P18"><text:s text:c="14"/>case 1:</text:p>
        <text:p text:style-name="P18"><text:s text:c="18"/>ris1=(double)Math.cos(i);</text:p>
        <text:p text:style-name="P18"><text:s text:c="20"/>ris2=(double)Math.cos(i+passo);</text:p>
        <text:p text:style-name="P18"><text:s text:c="18"/>break;</text:p>
        <text:p text:style-name="P18"><text:s text:c="14"/>case 2:</text:p>
        <text:p text:style-name="P18"><text:s text:c="18"/>ris1=pol(i);</text:p>
        <text:p text:style-name="P18"><text:s text:c="18"/>ris2=pol(i+passo);</text:p>
        <text:p text:style-name="P18"><text:s text:c="18"/>break;</text:p>
        <text:p text:style-name="P18"><text:s text:c="9"/>}</text:p>
        <text:p text:style-name="P18"><text:s text:c="10"/>if(ris1==0){</text:p>
        <text:p text:style-name="P18"><text:s text:c="14"/>vettRadici.add(ris1);</text:p>
        <text:p text:style-name="P18"><text:s text:c="14"/>ris1+=0.001;</text:p>
        <text:p text:style-name="P18"><text:s text:c="10"/>}</text:p>
        <text:p text:style-name="P18"><text:s text:c="10"/>if(ris2==0){</text:p>
        <text:p text:style-name="P18"><text:s text:c="14"/>vettRadici.add(ris2);</text:p>
        <text:p text:style-name="P18"><text:s text:c="14"/>ris2+=0.001;</text:p>
        <text:p text:style-name="P18"><text:s text:c="10"/>}</text:p>
        <text:p text:style-name="P18"><text:s text:c="10"/>if(ris1*ris2&lt;=0){</text:p>
        <text:p text:style-name="P18"><text:s text:c="14"/>nradici+=1;</text:p>
        <text:p text:style-name="P18"><text:s text:c="17"/>extS=i;</text:p>
        <text:p text:style-name="P18"><text:s text:c="17"/>extD=i+passo;</text:p>
        <text:p text:style-name="P18"><text:s text:c="17"/>if(extD&lt;=0&amp;&amp;extS&lt;0){</text:p>
        <text:p text:style-name="P18"><text:s text:c="21"/>x=(double)(extS-extD)/2;</text:p>
        <text:p text:style-name="P18"><text:s text:c="21"/>while(Math.abs(x)&gt;approx){</text:p>
        <text:p text:style-name="P18"><text:s text:c="28"/>//Nuova X di mezzo//</text:p>
        <text:p text:style-name="P18"><text:s text:c="28"/>x2=(double)(extS+extD)/2;</text:p>
        <text:p text:style-name="P18"><text:s text:c="28"/>switch(funz){</text:p>
        <text:p text:style-name="P18"><text:s text:c="32"/>case 0:</text:p>
        <text:p text:style-name="P18"><text:s text:c="36"/>xy=(double)Math.sin(x2);</text:p>
        <text:p text:style-name="P18"><text:s text:c="36"/>break;</text:p>
        <text:p text:style-name="P18"><text:s text:c="32"/>case 1:</text:p>
        <text:p text:style-name="P18"><text:s text:c="36"/>xy=(double)Math.cos(x2);</text:p>
        <text:p text:style-name="P18"><text:s text:c="36"/>break;</text:p>
        <text:p text:style-name="P18"><text:s text:c="32"/>case 2:</text:p>
        <text:p text:style-name="P18"><text:s text:c="36"/>xy=(double)pol(x2);</text:p>
        <text:p text:style-name="P18"><text:s text:c="36"/>break;</text:p>
        <text:p text:style-name="P18"><text:s text:c="28"/>}</text:p>
        <text:p text:style-name="P18"><text:s text:c="28"/>if(xy*ris1&lt;=0){</text:p>
        <text:p text:style-name="P18"><text:s text:c="32"/>extD=x2;</text:p>
        <text:p text:style-name="P18"><text:s text:c="32"/>x=(double)(extS-x2)/2;</text:p>
        <text:p text:style-name="P18"><text:s text:c="28"/>}</text:p>
        <text:p text:style-name="P18"><text:s text:c="28"/>if(xy*ris2&lt;=0){</text:p>
        <text:p text:style-name="P18"><text:s text:c="32"/>extS=x2;</text:p>
        <text:p text:style-name="P18"><text:s text:c="32"/>x=(double)(x2-extD)/2;</text:p>
        <text:p text:style-name="P18"><text:s text:c="28"/>}</text:p>
        <text:p text:style-name="P18"><text:s text:c="21"/>}</text:p>
        <text:p text:style-name="P18"><text:s text:c="21"/>vettRadici.add(x2);</text:p>
        <text:p text:style-name="P18"><text:s text:c="17"/>}</text:p>
        <text:p text:style-name="P18"><text:s text:c="17"/>if(extD&gt;0&amp;&amp;extS&gt;=0){</text:p>
        <text:p text:style-name="P18"><text:s text:c="21"/>x=(double)(extD-extS)/2;</text:p>
        <text:p text:style-name="P18"><text:s text:c="21"/>while(Math.abs(x)&gt;approx){</text:p>
        <text:p text:style-name="P18"><text:s text:c="28"/>x2=(double)(extS+extD)/2;</text:p>
        <text:p text:style-name="P18"><text:s text:c="28"/>switch(funz){</text:p>
        <text:p text:style-name="P18"><text:s text:c="32"/>case 0:</text:p>
        <text:p text:style-name="P18"><text:s text:c="32"/>xy=(double)Math.sin(x2);</text:p>
        <text:p text:style-name="P18"><text:s text:c="36"/>break;</text:p>
        <text:p text:style-name="P18"><text:s text:c="32"/>case 1:</text:p>
        <text:p text:style-name="P18"><text:s text:c="32"/>xy=(double)Math.cos(x2);</text:p>
        <text:p text:style-name="P18"><text:s text:c="36"/>break;</text:p>
        <text:p text:style-name="P18"><text:s text:c="32"/>case 2:</text:p>
        <text:p text:style-name="P18"><text:s text:c="32"/>xy=(double)pol(x2);</text:p>
        <text:p text:style-name="P18"><text:s text:c="36"/>break;</text:p>
        <text:p text:style-name="P18"><text:s text:c="28"/>}</text:p>
        <text:p text:style-name="P18"><text:s text:c="28"/></text:p>
        <text:p text:style-name="P18"><text:s text:c="28"/>if(xy*ris1&lt;=0){</text:p>
        <text:p text:style-name="P18"><text:s text:c="32"/>extD=x2;</text:p>
        <text:p text:style-name="P18"><text:s text:c="32"/>x=(double)(extS-x2)/2;</text:p>
        <text:p text:style-name="P18"><text:s text:c="28"/>}</text:p>
        <text:p text:style-name="P18"><text:s text:c="28"/>if(xy*ris2&lt;=0){</text:p>
        <text:p text:style-name="P18"><text:s text:c="32"/>extS=x2;</text:p>
        <text:p text:style-name="P18"><text:s text:c="32"/>x=(double)(x2-extD)/2;</text:p>
        <text:p text:style-name="P18"><text:s text:c="28"/>}</text:p>
        <text:p text:style-name="P18"><text:s text:c="21"/>}</text:p>
        <text:p text:style-name="P18"><text:s text:c="21"/>vettRadici.add(x2);</text:p>
        <text:p text:style-name="P18"><text:s text:c="17"/>}</text:p>
        <text:p text:style-name="P18"><text:s text:c="12"/>}</text:p>
        <text:p text:style-name="P18"><text:soft-page-break/><text:s text:c="8"/>}</text:p>
        <text:p text:style-name="P18"><text:s text:c="8"/>switch(funz){</text:p>
        <text:p text:style-name="P18"><text:s text:c="12"/>case 0:</text:p>
        <text:p text:style-name="P18"><text:s text:c="16"/>xy=(double)Math.sin(0);</text:p>
        <text:p text:style-name="P18"><text:s text:c="16"/>break;</text:p>
        <text:p text:style-name="P18"><text:s text:c="12"/>case 1:</text:p>
        <text:p text:style-name="P18"><text:s text:c="16"/>xy=(double)Math.cos(0);</text:p>
        <text:p text:style-name="P18"><text:s text:c="16"/>break;</text:p>
        <text:p text:style-name="P18"><text:s text:c="12"/>case 2:</text:p>
        <text:p text:style-name="P18"><text:s text:c="16"/>xy=(double)pol(0);</text:p>
        <text:p text:style-name="P18"><text:s text:c="16"/>break;</text:p>
        <text:p text:style-name="P18"><text:s text:c="8"/>}</text:p>
        <text:p text:style-name="P18"><text:s text:c="8"/>if(xy==0)</text:p>
        <text:p text:style-name="P18"><text:s text:c="12"/>vettRadici.add(0.0);</text:p>
        <text:p text:style-name="P18"><text:s text:c="4"/>}</text:p>
        <text:p text:style-name="P18"/>
        <text:p text:style-name="P18"><text:s text:c="4"/>public int convertiX(double x) {</text:p>
        <text:p text:style-name="P18"><text:s text:c="8"/>if(sx&lt;0&amp;&amp;dx&gt;0){</text:p>
        <text:p text:style-name="P18"><text:s text:c="12"/>return (int) (((x) / unitax)+asse);</text:p>
        <text:p text:style-name="P18"><text:s text:c="8"/>}</text:p>
        <text:p text:style-name="P18"><text:s text:c="8"/>return (int)Math.abs(((x) / unitax));</text:p>
        <text:p text:style-name="P18"><text:s text:c="4"/>}</text:p>
        <text:p text:style-name="P18"/>
        <text:p text:style-name="P18"><text:s text:c="4"/>public int convertiY(double y) {</text:p>
        <text:p text:style-name="P18"><text:s text:c="8"/>return (int) (getHeight()-((y + 1) * unitay));</text:p>
        <text:p text:style-name="P18"><text:s text:c="4"/>}</text:p>
        <text:p text:style-name="P1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Right_20_Page"/>
    <style:master-page style:name="Right_20_Page" style:display-name="Right Page" style:page-layout-name="Mpm3" style:next-style-name="Left_20_Page">
      <style:header>
        <text:p text:style-name="MP1">4IA</text:p>
        <text:p text:style-name="MP1">Gruppo n°1</text:p>
        <text:p text:style-name="MP1">Ravagli-Morucci</text:p>
      </style:header>
      <style:footer>
        <text:p text:style-name="MP2"><text:a xlink:type="simple" xlink:href="#INDICE"><text:page-number text:select-page="current" text:page-adjust="-2">7</text:page-number></text:a></text:p>
      </style:footer>
    </style:master-page>
    <style:master-page style:name="Left_20_Page" style:display-name="Left Page" style:page-layout-name="Mpm4" style:next-style-name="Right_20_Page">
      <style:header>
        <text:p text:style-name="MP1">4IA</text:p>
        <text:p text:style-name="MP1">Gruppo n°1</text:p>
        <text:p text:style-name="MP1">Ravagli-Morucci</text:p>
      </style:header>
      <style:footer>
        <text:p text:style-name="Footer"><text:a xlink:type="simple" xlink:href="#INDICE"><text:page-number text:select-page="current" text:page-adjust="-2">8</text:page-number></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09:21:11.90</meta:creation-date>
    <meta:editing-duration>PT3H17M52S</meta:editing-duration>
    <meta:editing-cycles>8</meta:editing-cycles>
    <meta:generator>OpenOffice/4.0.1$Win32 OpenOffice.org_project/401m5$Build-9714</meta:generator>
    <dc:date>2013-10-29T00:27:06.46</dc:date>
    <meta:document-statistic meta:table-count="1" meta:image-count="0" meta:object-count="0" meta:page-count="9" meta:paragraph-count="355" meta:word-count="1194" meta:character-count="12254"/>
  </office:meta>
</office:document-meta>
</file>